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osefin Slab" svg:font-family="'Josefin Slab', serif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00e464" officeooo:paragraph-rsid="0000e464"/>
    </style:style>
    <style:style style:name="P3" style:family="paragraph" style:parent-style-name="Standard">
      <style:text-properties style:font-name="Times new Roman" officeooo:rsid="0000f22c" officeooo:paragraph-rsid="0000f22c"/>
    </style:style>
    <style:style style:name="P4" style:family="paragraph" style:parent-style-name="Standard">
      <style:text-properties style:font-name="Times new Roman" officeooo:rsid="0000f22c" officeooo:paragraph-rsid="000a56c5"/>
    </style:style>
    <style:style style:name="P5" style:family="paragraph" style:parent-style-name="Standard">
      <style:text-properties style:font-name="Times new Roman" officeooo:paragraph-rsid="0000f22c"/>
    </style:style>
    <style:style style:name="P6" style:family="paragraph" style:parent-style-name="Standard">
      <style:text-properties style:font-name="Times new Roman" officeooo:rsid="000201ef" officeooo:paragraph-rsid="000201ef"/>
    </style:style>
    <style:style style:name="P7" style:family="paragraph" style:parent-style-name="Standard">
      <style:text-properties style:font-name="Times new Roman" officeooo:paragraph-rsid="000201ef"/>
    </style:style>
    <style:style style:name="P8" style:family="paragraph" style:parent-style-name="Standard">
      <style:text-properties style:font-name="Times new Roman" officeooo:paragraph-rsid="0003d367"/>
    </style:style>
    <style:style style:name="P9" style:family="paragraph" style:parent-style-name="Standard">
      <style:text-properties style:font-name="Times new Roman" officeooo:rsid="0003d367" officeooo:paragraph-rsid="0003d367"/>
    </style:style>
    <style:style style:name="P10" style:family="paragraph" style:parent-style-name="Standard">
      <style:text-properties style:font-name="Times new Roman" officeooo:rsid="00040e04" officeooo:paragraph-rsid="00040e04"/>
    </style:style>
    <style:style style:name="P11" style:family="paragraph" style:parent-style-name="Standard">
      <style:text-properties style:font-name="Times new Roman" officeooo:rsid="00044461" officeooo:paragraph-rsid="00044461"/>
    </style:style>
    <style:style style:name="P12" style:family="paragraph" style:parent-style-name="Standard">
      <style:text-properties style:font-name="Times new Roman" officeooo:rsid="00044461" officeooo:paragraph-rsid="000569bc"/>
    </style:style>
    <style:style style:name="P13" style:family="paragraph" style:parent-style-name="Standard">
      <style:text-properties style:font-name="Times new Roman" officeooo:rsid="000569bc" officeooo:paragraph-rsid="000569bc"/>
    </style:style>
    <style:style style:name="P14" style:family="paragraph" style:parent-style-name="Standard">
      <style:text-properties style:font-name="Times new Roman" officeooo:paragraph-rsid="00076079"/>
    </style:style>
    <style:style style:name="P15" style:family="paragraph" style:parent-style-name="Standard">
      <style:paragraph-properties fo:margin-top="0cm" fo:margin-bottom="0cm" loext:contextual-spacing="false"/>
      <style:text-properties style:font-name="Times new Roman" officeooo:rsid="0000e464" officeooo:paragraph-rsid="0000e464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rsid="0000e464" officeooo:paragraph-rsid="0000e464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8pt" officeooo:rsid="0000e464" officeooo:paragraph-rsid="0000e464" style:font-size-asian="18pt" style:font-size-complex="18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8pt" officeooo:rsid="000a56c5" officeooo:paragraph-rsid="000a56c5" style:font-size-asian="18pt" style:font-size-complex="18pt"/>
    </style:style>
    <style:style style:name="P1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Josefin Slab" fo:font-size="14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4pt" officeooo:rsid="0000e464" officeooo:paragraph-rsid="00096101" style:font-size-asian="14pt" style:font-size-complex="14pt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8pt" officeooo:rsid="00096101" officeooo:paragraph-rsid="00096101" style:font-size-asian="18pt" style:font-size-complex="18pt"/>
    </style:style>
    <style:style style:name="P2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 fo:font-size="18pt" officeooo:rsid="000a56c5" officeooo:paragraph-rsid="000a56c5" style:font-size-asian="18pt" style:font-size-complex="18pt"/>
    </style:style>
    <style:style style:name="P23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Josefin Slab" fo:font-size="14pt" fo:font-style="normal" style:text-underline-style="none" fo:font-weight="normal" officeooo:paragraph-rsid="00096101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Josefin Slab" fo:font-size="18pt" officeooo:rsid="0000e464" officeooo:paragraph-rsid="00096101" style:font-size-asian="18pt" style:font-size-complex="18pt"/>
    </style:style>
    <style:style style:name="P25" style:family="paragraph" style:parent-style-name="Header">
      <style:text-properties officeooo:rsid="00096101" officeooo:paragraph-rsid="00096101"/>
    </style:style>
    <style:style style:name="T1" style:family="text">
      <style:text-properties officeooo:rsid="0000f22c"/>
    </style:style>
    <style:style style:name="T2" style:family="text">
      <style:text-properties officeooo:rsid="000201ef"/>
    </style:style>
    <style:style style:name="T3" style:family="text">
      <style:text-properties officeooo:rsid="0003d367"/>
    </style:style>
    <style:style style:name="T4" style:family="text">
      <style:text-properties officeooo:rsid="00040e04"/>
    </style:style>
    <style:style style:name="T5" style:family="text">
      <style:text-properties officeooo:rsid="00044461"/>
    </style:style>
    <style:style style:name="T6" style:family="text">
      <style:text-properties officeooo:rsid="000569bc"/>
    </style:style>
    <style:style style:name="T7" style:family="text">
      <style:text-properties officeooo:rsid="00076079"/>
    </style:style>
    <style:style style:name="T8" style:family="text">
      <style:text-properties officeooo:rsid="0007b020"/>
    </style:style>
    <style:style style:name="T9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6101" style:text-blinking="false" fo:background-color="transparent" loext:char-shading-value="0" style:font-size-asian="10.5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096101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docs-internal-guid-b8bf0c2d-7fff-72cf-d598-9b39d0d2f971"/><text:span text:style-name="T11">Instituto Federal Catarinense Campus Concórdia</text:span></text:p>
      <text:p text:style-name="P24"><text:span text:style-name="T11"/></text:p>
      <text:p text:style-name="P21"><text:span text:style-name="T12">Natália Fraron Ballardin</text:span></text:p>
      <text:p text:style-name="P22"><text:span text:style-name="T12">2019307454</text:span></text:p>
      <text:p text:style-name="P22"><text:span text:style-name="T12"/></text:p>
      <text:p text:style-name="P22"><text:span text:style-name="T12">Programação </text:span></text:p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8">Jogo da velha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<text:soft-page-break/>#Para sortear quem vai começar jogando:</text:p>
      <text:p text:style-name="P1">import random</text:p>
      <text:p text:style-name="P1">num_sorteado = random.randint(0, 9)</text:p>
      <text:p text:style-name="P1"/>
      <text:p text:style-name="P2">#Função para que quando haja algum ganhador, ela retorne True e o while pare de se repetir, assim como a função para quando der velha:</text:p>
      <text:p text:style-name="P2"/>
      <text:p text:style-name="P1">def tem_ganhador(a, b, c, d, e, f, g, h, i):</text:p>
      <text:p text:style-name="P1"><text:s text:c="4"/>return a == b == c or \</text:p>
      <text:p text:style-name="P1"><text:s text:c="11"/>d == e == f or \</text:p>
      <text:p text:style-name="P1"><text:s text:c="11"/>g == h == i or \</text:p>
      <text:p text:style-name="P1"><text:s text:c="11"/>a == d == i or \</text:p>
      <text:p text:style-name="P1"><text:s text:c="11"/>c == e == g or \</text:p>
      <text:p text:style-name="P1"><text:s text:c="11"/>a == d == g or \</text:p>
      <text:p text:style-name="P1"><text:s text:c="11"/>a == e == i or \</text:p>
      <text:p text:style-name="P1"><text:s text:c="11"/>c == f == i</text:p>
      <text:p text:style-name="P1"/>
      <text:p text:style-name="P1">def deu_velha(a, b, c, d, e, f, g, h, i):</text:p>
      <text:p text:style-name="P1"><text:s text:c="4"/>return a != '1' and b != '2' and c != '3' and \</text:p>
      <text:p text:style-name="P1"><text:s text:c="11"/>d != '4' and e != '5' and f != '6' and\</text:p>
      <text:p text:style-name="P1"><text:s text:c="11"/>g != '7' and h != '8' and i != '9'</text:p>
      <text:p text:style-name="P1"/>
      <text:p text:style-name="P4">#Variável para que, enquanto for verdade (True), o jogo continue sendo jogado ou iniciado novamente, <text:s/>e <text:span text:style-name="T8">então o jogo não </text:span>terminara. <text:span text:style-name="T3">É parte do menu <text:s/></text:span>:</text:p>
      <text:p text:style-name="P3"/>
      <text:p text:style-name="P1">jogando= True</text:p>
      <text:p text:style-name="P1"/>
      <text:p text:style-name="P3">#Estrutura de repetição para <text:span text:style-name="T4">que</text:span> o jogo da velha <text:span text:style-name="T3">se repita quantas vezes os jogadores quiserem:</text:span></text:p>
      <text:p text:style-name="P3"/>
      <text:p text:style-name="P1">while jogando == True:</text:p>
      <text:p text:style-name="P1"/>
      <text:p text:style-name="P7"><text:span text:style-name="T2">#Imprime na tela para mostrar aos jogadores o que deve ser feito:</text:span></text:p>
      <text:p text:style-name="P7"><text:s text:c="4"/>print("Digite o nome dos jogadores"<text:span text:style-name="T1">)</text:span></text:p>
      <text:p text:style-name="P5"><text:s text:c="4"/></text:p>
      <text:p text:style-name="P5"><text:span text:style-name="T1">#Variáveis para receber o nome dos jogadores :</text:span></text:p>
      <text:p text:style-name="P1"><text:s text:c="4"/>jog1 = input("- ")</text:p>
      <text:p text:style-name="P1"><text:s text:c="4"/>jog2 = input("- ")</text:p>
      <text:p text:style-name="P1"/>
      <text:p text:style-name="P6">#as variáveis a, b , c, d, e, f, g, h, i, recebem o numero das casas do tabuleiro, que serão impressas na tela quando o jogo começar. O separa e separa2 são para separar os números e definir o espaço e o tabuleiro em si:</text:p>
      <text:p text:style-name="P1"><text:s text:c="4"/>a = '1'</text:p>
      <text:p text:style-name="P1"><text:s text:c="4"/>b = '2'</text:p>
      <text:p text:style-name="P1"><text:s text:c="4"/>c = '3'</text:p>
      <text:p text:style-name="P1"><text:s text:c="4"/>d = '4'</text:p>
      <text:p text:style-name="P1"><text:s text:c="4"/>e = '5'</text:p>
      <text:p text:style-name="P1"><text:s text:c="4"/>f = '6' </text:p>
      <text:p text:style-name="P1"><text:soft-page-break/><text:s text:c="4"/>g = '7'</text:p>
      <text:p text:style-name="P1"><text:s text:c="4"/>h = '8'</text:p>
      <text:p text:style-name="P1"><text:s text:c="4"/>i = '9'</text:p>
      <text:p text:style-name="P1"><text:s text:c="4"/>separa = '|'</text:p>
      <text:p text:style-name="P1"><text:s text:c="4"/>separa2 = '---+----+----'</text:p>
      <text:p text:style-name="P1"/>
      <text:p text:style-name="P6">#<text:span text:style-name="T3">tabuleiro: </text:span></text:p>
      <text:p text:style-name="P1"><text:s text:c="4"/>linhaum = a + separa + b + separa + c</text:p>
      <text:p text:style-name="P1"><text:s text:c="4"/>linha2 = d + separa + e + separa + f </text:p>
      <text:p text:style-name="P1"><text:s text:c="4"/>linha3 = g + separa + h + separa + <text:s/>i </text:p>
      <text:p text:style-name="P1"><text:s text:c="4"/>tabuleiro = linhaum + '\n'+ linha2 +'\n'+linha3</text:p>
      <text:p text:style-name="P8"><text:s text:c="4"/>print (tabuleiro)</text:p>
      <text:p text:style-name="P8"/>
      <text:p text:style-name="P9">#jogadas é a variável que <text:s/>vai receber o <text:span text:style-name="T4">número</text:span> sorteado la<text:span text:style-name="T4"> </text:span><text:s/>no inicio: </text:p>
      <text:p text:style-name="P1"><text:s text:c="4"/>jogadas = num_sorteado</text:p>
      <text:p text:style-name="P9"/>
      <text:p text:style-name="P9">#variável <text:s/>que <text:span text:style-name="T4">recebe x ou o dependendo de </text:span><text:s/><text:span text:style-name="T4">qual dos jogadores sera o próximo:</text:span></text:p>
      <text:p text:style-name="P8"><text:s text:c="4"/>vazia = ''''</text:p>
      <text:p text:style-name="P8"/>
      <text:p text:style-name="P9">#repetição para <text:s/><text:span text:style-name="T4">que o jogo da velha funcione enquanto as funções não sejam verdadeiras: <text:s text:c="3"/></text:span></text:p>
      <text:p text:style-name="P1"><text:s text:c="4"/>while not tem_ganhador(a, b, c, d, e, f, g, h, i) and not deu_velha(a, b, c, d, e, f, g, h, i):</text:p>
      <text:p text:style-name="P1"/>
      <text:p text:style-name="P10">#<text:span text:style-name="T5">se o numero <text:s/>sorteado for impar, sera x e se não sera o:</text:span></text:p>
      <text:p text:style-name="P1"><text:s text:c="8"/>if (jogadas % 2) != 0 :</text:p>
      <text:p text:style-name="P1"><text:s text:c="12"/>vazia = 'x'</text:p>
      <text:p text:style-name="P1"><text:s text:c="12"/>print(jog1, "digite o lugar que deseja jogar" )</text:p>
      <text:p text:style-name="P1"><text:s text:c="12"/>jogada = input(': ')</text:p>
      <text:p text:style-name="P1"><text:s text:c="8"/>else:</text:p>
      <text:p text:style-name="P1"><text:s text:c="12"/>vazia = 'O'</text:p>
      <text:p text:style-name="P1"><text:s text:c="12"/>print(jog2, "digite o lugar que deseja jogar" )</text:p>
      <text:p text:style-name="P1"><text:s text:c="12"/>jogada=input(': ')</text:p>
      <text:p text:style-name="P11"/>
      <text:p text:style-name="P12">#confere se o lugar onde desejam jogar já foi ocupado e então troca as variável do tabuleiro pela variável vazia, no caso o x ou a o. Jogadas <text:span text:style-name="T6">+</text:span> 1 quer dizer q sera acrescentado ao numero sorteado <text:span text:style-name="T6">1, assim tornando o numero par em impar e vice-versa, portanto sempre intercalando os jogadores</text:span>:</text:p>
      <text:p text:style-name="P1"><text:s text:c="8"/>if jogada == '1' and a == '1':</text:p>
      <text:p text:style-name="P1"><text:s text:c="12"/>a = vazia</text:p>
      <text:p text:style-name="P1"><text:s text:c="12"/>jogadas = jogadas +1</text:p>
      <text:p text:style-name="P1"><text:s text:c="8"/>elif jogada == '2' and b == '2':</text:p>
      <text:p text:style-name="P1"><text:s text:c="12"/>b = vazia</text:p>
      <text:p text:style-name="P1"><text:s text:c="12"/>jogadas = jogadas +1</text:p>
      <text:p text:style-name="P1"><text:s text:c="8"/>elif jogada == '3' and c == '3':</text:p>
      <text:p text:style-name="P1"><text:s text:c="12"/>c = vazia</text:p>
      <text:p text:style-name="P1"><text:s text:c="12"/>jogadas = jogadas +1</text:p>
      <text:p text:style-name="P1"><text:s text:c="8"/>elif jogada == '4' and d == '4':</text:p>
      <text:p text:style-name="P1"><text:s text:c="12"/>d = vazia</text:p>
      <text:p text:style-name="P1"><text:s text:c="12"/>jogadas = jogadas +1</text:p>
      <text:p text:style-name="P1"><text:soft-page-break/><text:s text:c="8"/>elif jogada == '5' and e == '5':</text:p>
      <text:p text:style-name="P1"><text:s text:c="12"/>e = vazia</text:p>
      <text:p text:style-name="P1"><text:s text:c="12"/>jogadas = jogadas +1</text:p>
      <text:p text:style-name="P1"><text:s text:c="8"/>elif jogada == '6' and f == '6':</text:p>
      <text:p text:style-name="P1"><text:s text:c="12"/>f = vazia</text:p>
      <text:p text:style-name="P1"><text:s text:c="12"/>jogadas = jogadas +1</text:p>
      <text:p text:style-name="P1"><text:s text:c="8"/>elif jogada == '7' and g == '7':</text:p>
      <text:p text:style-name="P1"><text:s text:c="12"/>g = vazia</text:p>
      <text:p text:style-name="P1"><text:s text:c="12"/>jogadas = jogadas +1</text:p>
      <text:p text:style-name="P1"><text:s text:c="8"/>elif jogada == '8' and h == '8':</text:p>
      <text:p text:style-name="P1"><text:s text:c="12"/>h = vazia</text:p>
      <text:p text:style-name="P1"><text:s text:c="12"/>jogadas = jogadas +1</text:p>
      <text:p text:style-name="P1"><text:s text:c="8"/>elif jogada == '9' and i == '9':</text:p>
      <text:p text:style-name="P1"><text:s text:c="12"/>i = vazia</text:p>
      <text:p text:style-name="P1"><text:s text:c="12"/>jogadas = jogadas +1</text:p>
      <text:p text:style-name="P1"/>
      <text:p text:style-name="P13">#caso o jogador jogue em um lugar que já foi ocupado o programa pede para que o mesmo jogador jogue novamente:</text:p>
      <text:p text:style-name="P1"><text:s text:c="8"/>else:</text:p>
      <text:p text:style-name="P1"><text:s text:c="12"/>print("sua jogada foi invalidada, jogue novamente…")</text:p>
      <text:p text:style-name="P1"/>
      <text:p text:style-name="P13">#tabuleiro:</text:p>
      <text:p text:style-name="P1"><text:s text:c="8"/>linhaum = a + separa + b + separa + c</text:p>
      <text:p text:style-name="P1"><text:s text:c="8"/>linha2 = d + separa + e + separa + f </text:p>
      <text:p text:style-name="P1"><text:s text:c="8"/>linha3 = g + separa + h + separa + <text:s/>i </text:p>
      <text:p text:style-name="P1"><text:s text:c="8"/>tabuleiro = linhaum + '\n'+ linha2 +'\n'+linha3</text:p>
      <text:p text:style-name="P1"><text:s text:c="8"/>print (tabuleiro)</text:p>
      <text:p text:style-name="P1"/>
      <text:p text:style-name="P13">#para conferir se já houve um ganhador ou não, chama as funções antes feitas e então <text:span text:style-name="T7">vê qual foi o ultimo a jogar </text:span><text:s/><text:span text:style-name="T7">e mostra quem ganhou ou se deu velha:</text:span></text:p>
      <text:p text:style-name="P1"><text:s text:c="4"/>if tem_ganhador(a, b, c, d, e, f, g, h, i):</text:p>
      <text:p text:style-name="P1"><text:s text:c="8"/>if vazia == 'x':</text:p>
      <text:p text:style-name="P1"><text:s text:c="12"/>print("o jogador ", <text:s/>jog1, "ganhou!!!")</text:p>
      <text:p text:style-name="P1"><text:s text:c="12"/>jogando = False</text:p>
      <text:p text:style-name="P1"><text:s text:c="8"/>else:</text:p>
      <text:p text:style-name="P1"><text:s text:c="12"/>print ("o jogador", jog2, "ganhou!!!")</text:p>
      <text:p text:style-name="P1"><text:s text:c="12"/>jogando = False</text:p>
      <text:p text:style-name="P1"><text:s text:c="4"/>else:</text:p>
      <text:p text:style-name="P1"><text:s text:c="8"/>print ("deu velha!!!")</text:p>
      <text:p text:style-name="P1"><text:s text:c="8"/>jogando = False</text:p>
      <text:p text:style-name="P14"><text:s text:c="4"/></text:p>
      <text:p text:style-name="P14"><text:span text:style-name="T7">#Variável para o menu, continuar ou parar de jogar: </text:span><text:s text:c="4"/></text:p>
      <text:p text:style-name="P1"><text:s text:c="4"/>res = str(input("deseja continuar jogando? y ou n "))</text:p>
      <text:p text:style-name="P1"/>
      <text:p text:style-name="P1"><text:s text:c="4"/>if res == 'y' or res == 'Y':</text:p>
      <text:p text:style-name="P1"><text:s text:c="8"/>jogando = True</text:p>
      <text:p text:style-name="P1"><text:s text:c="4"/>elif res == 'n' or res == 'N':</text:p>
      <text:p text:style-name="P1"><text:s text:c="8"/>jogando = Fal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osefin Slab" svg:font-family="'Josefin Slab', serif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6101" officeooo:paragraph-rsid="00096101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4:10:11.555288660</meta:creation-date>
    <dc:date>2019-04-29T09:46:20.811815223</dc:date>
    <meta:editing-duration>P1DT17H29M1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20" meta:word-count="854" meta:character-count="4752" meta:non-whitespace-character-count="3235"/>
  </office:meta>
</office:document-meta>
</file>